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3F11504C66C22C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9cm, 10.224cm, 6.91cm, 1.94cm)" draw:image-opacity="100%" style:mirror="non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svg:stroke-color="#000000" draw:fill-color="#cff5ff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svg:stroke-color="#000000" draw:fill-color="#cff5ff" draw:textarea-horizontal-align="justify" draw:textarea-vertical-align="middle" draw:auto-grow-height="false" fo:min-height="2.55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84cm, 10.167cm, 1.021cm, 1.946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svg:stroke-color="#000000" draw:fill-color="#ffffff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cff5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font-size-asian="18pt" style:font-size-complex="18pt"/>
    </style:style>
    <style:style style:name="P7" style:family="paragraph">
      <loext:graphic-properties draw:fill="none" draw:fill-color="#ffffff"/>
      <style:text-properties fo:font-size="24pt" style:font-size-asian="18pt" style:font-size-complex="18pt"/>
    </style:style>
    <style:style style:name="P8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 style:font-name="Liberation Sans1" style:font-name-asian="Liberation Sans1" style:font-name-complex="Liberation Sans1"/>
    </style:style>
    <style:style style:name="T3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>
              <draw:frame draw:style-name="gr1" draw:text-style-name="P1" draw:layer="layout" svg:width="2.781cm" svg:height="2.8cm" svg:x="1.8cm" svg:y="6.5cm">
                <draw:image xlink:href="Pictures/1000020100000280000001E03F11504C66C22C34.png" xlink:type="simple" xlink:show="embed" xlink:actuate="onLoad">
                  <text:p/>
                </draw:image>
              </draw:frame>
              <draw:g>
                <draw:custom-shape draw:style-name="gr2" draw:text-style-name="P2" draw:layer="layout" svg:width="2cm" svg:height="2cm" svg:x="7.481cm" svg:y="6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7.181cm" svg:y="6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6.881cm" svg:y="6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6.581cm" svg:y="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6.281cm" svg:y="7.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5.981cm" svg:y="7.6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3" draw:text-style-name="P3" draw:layer="layout" svg:width="0.4cm" svg:height="5.6cm" svg:x="10.981cm" svg:y="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4cm" svg:height="2.8cm" svg:x="12.781cm" svg:y="6.5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7cm" svg:height="1.2cm" svg:x="14.581cm" svg:y="7.3cm">
                <text:p text:style-name="P1"><text:span text:style-name="T1">ξ</text:span><text:span text:style-name="T2">1</text:span></text:p>
                <draw:enhanced-geometry svg:viewBox="0 0 21600 21600" draw:type="rectangle" draw:enhanced-path="M 0 0 L 21600 0 21600 21600 0 21600 0 0 Z N"/>
              </draw:custom-shape>
              <draw:line draw:style-name="gr6" draw:text-style-name="P5" draw:layer="layout" svg:x1="4.681cm" svg:y1="7.9cm" svg:x2="5.881cm" svg:y2="7.9cm">
                <text:p/>
              </draw:line>
              <draw:line draw:style-name="gr6" draw:text-style-name="P5" draw:layer="layout" svg:x1="9.681cm" svg:y1="7.9cm" svg:x2="10.881cm" svg:y2="7.9cm">
                <text:p/>
              </draw:line>
              <draw:line draw:style-name="gr6" draw:text-style-name="P5" draw:layer="layout" svg:x1="11.481cm" svg:y1="7.9cm" svg:x2="12.681cm" svg:y2="7.9cm">
                <text:p/>
              </draw:line>
              <draw:line draw:style-name="gr6" draw:text-style-name="P5" draw:layer="layout" svg:x1="13.281cm" svg:y1="7.9cm" svg:x2="14.481cm" svg:y2="7.9cm">
                <text:p/>
              </draw:line>
              <draw:frame draw:style-name="gr7" draw:text-style-name="P1" draw:layer="layout" svg:width="2.826cm" svg:height="2.837cm" svg:x="1.8cm" svg:y="12.063cm">
                <draw:image xlink:href="Pictures/1000020100000280000001E03F11504C66C22C34.png" xlink:type="simple" xlink:show="embed" xlink:actuate="onLoad">
                  <text:p/>
                </draw:image>
              </draw:frame>
              <draw:g>
                <draw:custom-shape draw:style-name="gr2" draw:text-style-name="P2" draw:layer="layout" svg:width="2cm" svg:height="2cm" svg:x="7.481cm" svg:y="11.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7.181cm" svg:y="12.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6.881cm" svg:y="12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6.581cm" svg:y="12.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6.281cm" svg:y="1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2" draw:layer="layout" svg:width="2cm" svg:height="2cm" svg:x="5.981cm" svg:y="13.3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3" draw:text-style-name="P3" draw:layer="layout" svg:width="0.4cm" svg:height="5.6cm" svg:x="10.981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4cm" svg:height="2.8cm" svg:x="12.781cm" svg:y="1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7cm" svg:height="1.2cm" svg:x="14.581cm" svg:y="13cm">
                <text:p text:style-name="P1"><text:span text:style-name="T1">ξ</text:span><text:span text:style-name="T2">2</text:span></text:p>
                <draw:enhanced-geometry svg:viewBox="0 0 21600 21600" draw:type="rectangle" draw:enhanced-path="M 0 0 L 21600 0 21600 21600 0 21600 0 0 Z N"/>
              </draw:custom-shape>
              <draw:line draw:style-name="gr6" draw:text-style-name="P5" draw:layer="layout" svg:x1="4.681cm" svg:y1="13.6cm" svg:x2="5.881cm" svg:y2="13.6cm">
                <text:p/>
              </draw:line>
              <draw:line draw:style-name="gr6" draw:text-style-name="P5" draw:layer="layout" svg:x1="9.681cm" svg:y1="13.6cm" svg:x2="10.881cm" svg:y2="13.6cm">
                <text:p/>
              </draw:line>
              <draw:line draw:style-name="gr6" draw:text-style-name="P5" draw:layer="layout" svg:x1="11.481cm" svg:y1="13.6cm" svg:x2="12.681cm" svg:y2="13.6cm">
                <text:p/>
              </draw:line>
              <draw:line draw:style-name="gr6" draw:text-style-name="P5" draw:layer="layout" svg:x1="13.281cm" svg:y1="13.6cm" svg:x2="14.481cm" svg:y2="13.6cm">
                <text:p/>
              </draw:line>
              <draw:line draw:style-name="gr8" draw:text-style-name="P5" draw:layer="layout" svg:x1="15.281cm" svg:y1="7.9cm" svg:x2="15.981cm" svg:y2="7.9cm">
                <text:p/>
              </draw:line>
              <draw:line draw:style-name="gr8" draw:text-style-name="P5" draw:layer="layout" svg:x1="15.281cm" svg:y1="13.6cm" svg:x2="15.981cm" svg:y2="13.6cm">
                <text:p/>
              </draw:line>
              <draw:line draw:style-name="gr8" draw:text-style-name="P5" draw:layer="layout" svg:x1="15.981cm" svg:y1="7.9cm" svg:x2="15.981cm" svg:y2="13.6cm">
                <text:p/>
              </draw:line>
              <draw:line draw:style-name="gr6" draw:text-style-name="P5" draw:layer="layout" svg:x1="15.981cm" svg:y1="10.7cm" svg:x2="17.381cm" svg:y2="10.7cm">
                <text:p/>
              </draw:line>
              <draw:frame draw:style-name="gr1" draw:text-style-name="P1" draw:layer="layout" svg:width="2.781cm" svg:height="2.8cm" svg:x="21.9cm" svg:y="6.5cm">
                <draw:image xlink:href="Pictures/1000020100000280000001E03F11504C66C22C34.png" xlink:type="simple" xlink:show="embed" xlink:actuate="onLoad">
                  <text:p/>
                </draw:image>
              </draw:frame>
              <draw:frame draw:style-name="gr7" draw:text-style-name="P1" draw:layer="layout" svg:width="2.826cm" svg:height="2.837cm" svg:x="21.9cm" svg:y="12.063cm">
                <draw:image xlink:href="Pictures/1000020100000280000001E03F11504C66C22C34.png" xlink:type="simple" xlink:show="embed" xlink:actuate="onLoad">
                  <text:p/>
                </draw:image>
              </draw:frame>
              <draw:line draw:style-name="gr6" draw:text-style-name="P5" draw:layer="layout" svg:x1="20.781cm" svg:y1="10.7cm" svg:x2="21.781cm" svg:y2="9.3cm">
                <text:p/>
              </draw:line>
              <draw:line draw:style-name="gr6" draw:text-style-name="P5" draw:layer="layout" svg:x1="20.781cm" svg:y1="10.7cm" svg:x2="21.781cm" svg:y2="12.1cm">
                <text:p/>
              </draw:line>
              <dr3d:scene draw:style-name="gr9" svg:width="3.2cm" svg:height="3.2cm" svg:x="17.5cm" svg:y="9.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cube draw:style-name="gr10" draw:layer="layout"/>
              </dr3d:scene>
              <draw:frame draw:style-name="gr11" draw:text-style-name="P7" draw:layer="layout" svg:width="2.4cm" svg:height="1.195cm" svg:x="18.7cm" svg:y="10.338cm">
                <draw:text-box>
                  <text:p text:style-name="P6"><text:span text:style-name="T3">r</text:span></text:p>
                </draw:text-box>
              </draw:frame>
            </draw:g>
          </draw:g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11:44:21.272350734</meta:creation-date>
    <dc:date>2020-05-04T12:11:02.349438929</dc:date>
    <meta:editing-duration>PT5M48S</meta:editing-duration>
    <meta:editing-cycles>1</meta:editing-cycles>
    <meta:document-statistic meta:object-count="67"/>
    <meta:generator>LibreOffice/5.1.6.2$Linux_X86_64 LibreOffice_project/10m0$Build-2</meta:generator>
  </office:meta>
</office:document-meta>
</file>